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und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er" table:style-name="ta1" table:print="false">
        <table:table-column table:style-name="co4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MaskManager</text:p>
          </table:table-cell>
          <table:table-cell table:style-name="ce8" table:number-columns-repeated="2"/>
        </table:table-row>
        <table:table-row table:style-name="ro2" table:number-rows-repeated="3">
          <table:table-cell table:style-name="ce2"/>
          <table:table-cell table:style-name="ce8" table:number-columns-repeated="2"/>
        </table:table-row>
        <table:table-row table:style-name="ro2">
          <table:table-cell table:style-name="ce9" office:value-type="string">
            <text:p>SystemRenderer</text:p>
          </table:table-cell>
          <table:table-cell table:style-name="ce8">
            <office:annotation draw:style-name="gr2" draw:text-style-name="P1" svg:width="1.1413in" svg:height="0.5457in" svg:x="2.2362in" svg:y="0.3024in" draw:caption-point-x="-0.2402in" draw:caption-point-y="0.5953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irc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3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8" office:value-type="float" office:value="1">
            <office:annotation draw:style-name="gr4" draw:text-style-name="P1" svg:width="1.1413in" svg:height="0.7012in" svg:x="2.2811in" svg:y="0.0272in" draw:caption-point-x="-0.2402in" draw:caption-point-y="0.164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5" draw:text-style-name="P1" svg:width="1.1413in" svg:height="4.1224in" svg:x="3.711in" svg:y="0.0272in" draw:caption-point-x="-0.2402in" draw:caption-point-y="0.164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8" office:value-type="float" office:value="1">
            <office:annotation draw:style-name="gr4" draw:text-style-name="P1" svg:width="1.1413in" svg:height="0.7012in" svg:x="2.2811in" svg:y="0.052in" draw:caption-point-x="-0.2402in" draw:caption-point-y="0.3272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5" draw:text-style-name="P1" svg:width="1.1413in" svg:height="4.1224in" svg:x="3.711in" svg:y="0.052in" draw:caption-point-x="-0.2402in" draw:caption-point-y="0.3272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8" office:value-type="float" office:value="1">
            <office:annotation draw:style-name="gr2" draw:text-style-name="P1" svg:width="1.1413in" svg:height="0.5457in" svg:x="2.2811in" svg:y="0.0768in" draw:caption-point-x="-0.2402in" draw:caption-point-y="0.4898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8" office:value-type="float" office:value="2">
            <office:annotation draw:style-name="gr3" draw:text-style-name="P1" svg:width="1.1413in" svg:height="1.1677in" svg:x="3.711in" svg:y="0.0768in" draw:caption-point-x="-0.2402in" draw:caption-point-y="0.4898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2">
            <office:annotation draw:style-name="gr6" draw:text-style-name="P1" svg:width="1.1413in" svg:height="1.0122in" svg:x="2.2811in" svg:y="0.1591in" draw:caption-point-x="-0.2402in" draw:caption-point-y="0.5949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8" office:value-type="float" office:value="12">
            <office:annotation draw:style-name="gr7" draw:text-style-name="P1" svg:width="1.1413in" svg:height="6.1441in" svg:x="3.711in" svg:y="0.1594in" draw:caption-point-x="-0.2402in" draw:caption-point-y="0.5945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9" office:value-type="string">
            <text:p>EventEmitter</text:p>
          </table:table-cell>
          <table:table-cell table:style-name="ce8">
            <office:annotation draw:style-name="gr2" draw:text-style-name="P1" svg:width="1.1413in" svg:height="0.5457in" svg:x="2.2811in" svg:y="0.3465in" draw:caption-point-x="-0.2402in" draw:caption-point-y="0.5953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3" draw:text-style-name="P1" svg:width="1.1413in" svg:height="1.1677in" svg:x="3.711in" svg:y="0in" draw:caption-point-x="-0.2402in" draw:caption-point-y="0.1874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3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atrix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8" draw:text-style-name="P1" svg:width="1.1413in" svg:height="1.9453in" svg:x="3.711in" svg:y="0in" draw:caption-point-x="-0.2402in" draw:caption-point-y="0.1874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3">
          <table:table-cell table:style-name="ce3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Observable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">
            <office:annotation draw:style-name="gr9" draw:text-style-name="P1" svg:width="1.1413in" svg:height="8.0102in" svg:x="3.711in" svg:y="0.0043in" draw:caption-point-x="-0.2402in" draw:caption-point-y="0.1874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unded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3">
            <office:annotation draw:style-name="gr10" draw:text-style-name="P1" svg:width="1.1413in" svg:height="1.4787in" svg:x="2.2811in" svg:y="0.0118in" draw:caption-point-x="-0.2402in" draw:caption-point-y="0.1799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8" office:value-type="float" office:value="6">
            <office:annotation draw:style-name="gr11" draw:text-style-name="P1" svg:width="1.1413in" svg:height="2.8783in" svg:x="3.711in" svg:y="0.0118in" draw:caption-point-x="-0.2402in" draw:caption-point-y="0.1799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8" office:value-type="float" office:value="1">
            <office:annotation draw:style-name="gr2" draw:text-style-name="P1" svg:width="1.1413in" svg:height="0.5457in" svg:x="2.2811in" svg:y="0.0118in" draw:caption-point-x="-0.2402in" draw:caption-point-y="0.3555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8" office:value-type="float" office:value="2">
            <office:annotation draw:style-name="gr10" draw:text-style-name="P1" svg:width="1.1413in" svg:height="1.4787in" svg:x="3.711in" svg:y="0.0118in" draw:caption-point-x="-0.2402in" draw:caption-point-y="0.3555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Ba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8" office:value-type="float" office:value="2">
            <office:annotation draw:style-name="gr6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8" office:value-type="float" office:value="4">
            <office:annotation draw:style-name="gr8" draw:text-style-name="P1" svg:width="1.1413in" svg:height="1.9453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8" office:value-type="float" office:value="8">
            <office:annotation draw:style-name="gr12" draw:text-style-name="P1" svg:width="1.1413in" svg:height="5.6776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5" table:default-cell-style-name="ce11"/>
        <table:table-column table:style-name="co2" table:number-columns-repeated="2" table:default-cell-style-name="Default"/>
        <table:table-row table:style-name="ro1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" office:value-type="float" office:value="0">
            <text:p>#NOME?</text:p>
          </table:table-cell>
        </table:table-row>
        <table:table-row table:style-name="ro1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6/03/2018</text:date>, <text:time>12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6-03T12:20:49</dc:date>
    <dc:creator>Leonardo Silva</dc:creator>
    <meta:editing-duration>P1DT23H29M32S</meta:editing-duration>
    <meta:editing-cycles>83</meta:editing-cycles>
    <meta:generator>OpenOffice/4.1.5$Unix OpenOffice.org_project/415m1$Build-9789</meta:generator>
    <meta:document-statistic meta:table-count="16" meta:cell-count="204" meta:object-count="0"/>
  </office:meta>
</office:document-meta>
</file>